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2" style:family="paragraph"/>
    <style:style style:name="P7" style:parent-style-name="Normal" style:list-style-name="LFO2" style:family="paragraph"/>
    <style:style style:name="P8" style:parent-style-name="Normal" style:list-style-name="LFO2" style:family="paragraph"/>
  </office:automatic-styles>
  <office:body>
    <office:text text:use-soft-page-breaks="true">
      <text:p text:style-name="P1">Objectif du projet</text:p>
      <text:p text:style-name="Normal">Vous devez configurer un environnement réseau virtuel avec deux machines virtuelles Debian :</text:p>
      <text:list text:style-name="LFO1" text:continue-numbering="true">
        <text:list-item>
          <text:p text:style-name="P2"><text:span text:style-name="T3">Machine 1</text:span> : Serveur DHCP et DNS.</text:p>
        </text:list-item>
        <text:list-item>
          <text:p text:style-name="P4"><text:span text:style-name="T5">Machine 2</text:span> : Serveur FTP avec SSH.</text:p>
        </text:list-item>
      </text:list>
      <text:p text:style-name="Normal">Le but est de :</text:p>
      <text:list text:style-name="LFO2" text:continue-numbering="true">
        <text:list-item>
          <text:p text:style-name="P6">Attribuer automatiquement des adresses IP aux machines du réseau (DHCP).</text:p>
        </text:list-item>
        <text:list-item>
          <text:p text:style-name="P7">Traduire un nom de domaine (dns.ftp.com) en une adresse IP (DNS).</text:p>
        </text:list-item>
        <text:list-item>
          <text:p text:style-name="P8">Permettre le transfert de fichiers via FTP et sécuriser les connexions avec SSH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2-02T22:53:00Z</meta:creation-date>
    <dc:date>2025-02-03T09:59:00Z</dc:date>
    <meta:template xlink:href="Normal" xlink:type="simple"/>
    <meta:editing-cycles>2</meta:editing-cycles>
    <meta:editing-duration>PT300S</meta:editing-duration>
    <meta:document-statistic meta:page-count="1" meta:paragraph-count="1" meta:word-count="64" meta:character-count="415" meta:row-count="2" meta:non-whitespace-character-count="352"/>
  </office:meta>
</office:document-meta>
</file>